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22b347" officeooo:paragraph-rsid="0022b347"/>
    </style:style>
    <style:style style:name="P2" style:family="paragraph" style:parent-style-name="Standard">
      <style:text-properties officeooo:rsid="00248730" officeooo:paragraph-rsid="00248730"/>
    </style:style>
    <style:style style:name="P3" style:family="paragraph" style:parent-style-name="Standard">
      <style:text-properties officeooo:rsid="0027d7f4" officeooo:paragraph-rsid="0027d7f4"/>
    </style:style>
    <style:style style:name="P4" style:family="paragraph" style:parent-style-name="Preformatted_20_Text">
      <style:text-properties fo:color="#a9b7c6" style:font-name="Source Code Pro" fo:font-size="14pt" officeooo:rsid="0022b347" officeooo:paragraph-rsid="0022b347"/>
    </style:style>
    <style:style style:name="P5" style:family="paragraph" style:parent-style-name="Preformatted_20_Text">
      <style:text-properties officeooo:paragraph-rsid="001f1b4e"/>
    </style:style>
    <style:style style:name="P6" style:family="paragraph" style:parent-style-name="Preformatted_20_Text">
      <style:text-properties officeooo:paragraph-rsid="00248730"/>
    </style:style>
    <style:style style:name="P7" style:family="paragraph" style:parent-style-name="Preformatted_20_Text">
      <style:paragraph-properties fo:margin-top="0in" fo:margin-bottom="0.1965in" loext:contextual-spacing="false" fo:background-color="#2b2b2b">
        <style:background-image/>
      </style:paragraph-properties>
      <style:text-properties fo:color="#a9b7c6"/>
    </style:style>
    <style:style style:name="P8" style:family="paragraph" style:parent-style-name="Standard">
      <style:text-properties officeooo:rsid="0022b347" officeooo:paragraph-rsid="0022b347"/>
    </style:style>
    <style:style style:name="P9" style:family="paragraph" style:parent-style-name="Standard">
      <style:text-properties officeooo:rsid="0028c6db" officeooo:paragraph-rsid="0028c6db"/>
    </style:style>
    <style:style style:name="P10" style:family="paragraph" style:parent-style-name="Preformatted_20_Text">
      <style:text-properties officeooo:rsid="0028c6db" officeooo:paragraph-rsid="0028c6db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weight="bold"/>
    </style:style>
    <style:style style:name="T2" style:family="text">
      <style:text-properties fo:color="#cc7832" fo:font-weight="bold"/>
    </style:style>
    <style:style style:name="T3" style:family="text">
      <style:text-properties fo:color="#629755" style:font-name="Source Code Pro" fo:font-size="14pt" fo:font-style="italic"/>
    </style:style>
    <style:style style:name="T4" style:family="text">
      <style:text-properties fo:color="#94558d"/>
    </style:style>
    <style:style style:name="T5" style:family="text">
      <style:text-properties officeooo:rsid="001f1b4e"/>
    </style:style>
    <style:style style:name="T6" style:family="text">
      <style:text-properties officeooo:rsid="0021210e"/>
    </style:style>
    <style:style style:name="T7" style:family="text">
      <style:text-properties officeooo:rsid="00248730"/>
    </style:style>
    <style:style style:name="T8" style:family="text">
      <style:text-properties officeooo:rsid="00264d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.collector启动初始化</text:p>
      <text:p text:style-name="Preformatted_20_Text"/>
      <text:p text:style-name="Preformatted_20_Text">class CollectorService(os_service.Service):</text:p>
      <text:p text:style-name="Preformatted_20_Text"><text:s text:c="4"/>"""Listener for the collector service."""</text:p>
      <text:p text:style-name="Preformatted_20_Text"><text:s text:c="4"/>def start(self):</text:p>
      <text:p text:style-name="Preformatted_20_Text"><text:s text:c="8"/>"""Bind the UDP socket and handle incoming data."""</text:p>
      <text:p text:style-name="Preformatted_20_Text"/>
      <text:p text:style-name="Preformatted_20_Text"><text:s text:c="8"/># 加载meter和event的插件,setup.cfg里面的ceilometer.dispatcher.meter =</text:p>
      <text:p text:style-name="Preformatted_20_Text"><text:s text:c="8"/># 和 ceilometer.dispatcher.event =</text:p>
      <text:p text:style-name="Preformatted_20_Text"><text:s text:c="8"/>dispatcher_managers = dispatcher.load_dispatcher_manager()</text:p>
      <text:p text:style-name="Preformatted_20_Text"><text:s text:c="8"/>(self.meter_manager, self.event_manager) = dispatcher_managers</text:p>
      <text:p text:style-name="Preformatted_20_Text"><text:s text:c="8"/>self.sample_listener = None</text:p>
      <text:p text:style-name="Preformatted_20_Text"><text:s text:c="8"/>self.event_listener = None</text:p>
      <text:p text:style-name="Preformatted_20_Text"/>
      <text:p text:style-name="Preformatted_20_Text"><text:s text:c="11"/># 启动UDP的端口的监听</text:p>
      <text:p text:style-name="Preformatted_20_Text"><text:s text:c="8"/>if cfg.CONF.collector.udp_address:</text:p>
      <text:p text:style-name="Preformatted_20_Text"><text:s text:c="12"/>self.tg.add_thread(self.start_udp)</text:p>
      <text:p text:style-name="Preformatted_20_Text"/>
      <text:p text:style-name="Preformatted_20_Text"><text:s text:c="11"/># 拿到transport，这个是oslo_messaging必须的</text:p>
      <text:p text:style-name="Preformatted_20_Text"><text:s text:c="8"/>transport = messaging.get_transport(optional=True)</text:p>
      <text:p text:style-name="Preformatted_20_Text"><text:s text:c="8"/>if transport:</text:p>
      <text:p text:style-name="Preformatted_20_Text"><text:s text:c="12"/>if list(self.meter_manager):</text:p>
      <text:p text:style-name="Preformatted_20_Text"><text:s text:c="21"/># 这个topic是在publisher里面定义的，设定好target</text:p>
      <text:p text:style-name="Preformatted_20_Text"><text:s text:c="16"/>sample_target = oslo_messaging.Target(</text:p>
      <text:p text:style-name="Preformatted_20_Text"><text:s text:c="20"/>topic=cfg.CONF.publisher_notifier.metering_topic)</text:p>
      <text:p text:style-name="Preformatted_20_Text"><text:s text:c="22"/># 就开始监听了,这个是sample数据</text:p>
      <text:p text:style-name="Preformatted_20_Text"><text:s text:c="16"/>self.sample_listener = (</text:p>
      <text:p text:style-name="Preformatted_20_Text"><text:s text:c="20"/>messaging.get_batch_notification_listener(</text:p>
      <text:p text:style-name="Preformatted_20_Text"><text:s text:c="24"/>transport, [sample_target],</text:p>
      <text:p text:style-name="Preformatted_20_Text"><text:s text:c="24"/>[SampleEndpoint(self.meter_manager)],</text:p>
      <text:p text:style-name="Preformatted_20_Text"><text:s text:c="24"/>allow_requeue=(cfg.CONF.collector.</text:p>
      <text:p text:style-name="Preformatted_20_Text"><text:s text:c="39"/>requeue_sample_on_dispatcher_error),</text:p>
      <text:p text:style-name="Preformatted_20_Text"><text:s text:c="24"/>batch_size=cfg.CONF.collector.batch_size,</text:p>
      <text:p text:style-name="Preformatted_20_Text"><text:s text:c="24"/>batch_timeout=cfg.CONF.collector.batch_timeout))</text:p>
      <text:p text:style-name="Preformatted_20_Text"><text:s text:c="16"/>self.sample_listener.start()</text:p>
      <text:p text:style-name="Preformatted_20_Text"/>
      <text:p text:style-name="P5"><text:s text:c="12"/>######下面就是<text:span text:style-name="T5">event的事件的监听了</text:span> </text:p>
      <text:p text:style-name="Preformatted_20_Text"><text:s text:c="16"/></text:p>
      <text:p text:style-name="P5"><text:s text:c="12"/><text:span text:style-name="T5"># 这个要注意了cfg.CONF.notification.store_events默认是false的</text:span></text:p>
      <text:p text:style-name="P5"><text:s text:c="12"/># 所以在配置文件里面一定要注意设置为<text:span text:style-name="T5">True</text:span></text:p>
      <text:p text:style-name="Preformatted_20_Text"><text:s text:c="12"/>if cfg.CONF.notification.store_events and list(self.event_manager):</text:p>
      <text:p text:style-name="Preformatted_20_Text"><text:s text:c="16"/></text:p>
      <text:p text:style-name="P5"><text:s text:c="16"/><text:span text:style-name="T5"># 这个topic是在publisher里面定义的，设定好target</text:span></text:p>
      <text:p text:style-name="Preformatted_20_Text"><text:s text:c="16"/>event_target = oslo_messaging.Target(</text:p>
      <text:p text:style-name="Preformatted_20_Text"><text:s text:c="20"/>topic=cfg.CONF.publisher_notifier.event_topic)</text:p>
      <text:p text:style-name="Preformatted_20_Text"/>
      <text:p text:style-name="Preformatted_20_Text"><text:s text:c="16"/><text:span text:style-name="T5"># 启动event的监听</text:span></text:p>
      <text:p text:style-name="Preformatted_20_Text"><text:s text:c="16"/>self.event_listener = (</text:p>
      <text:p text:style-name="Preformatted_20_Text"><text:s text:c="20"/>messaging.get_batch_notification_listener(</text:p>
      <text:p text:style-name="Preformatted_20_Text"><text:s text:c="24"/>transport, [event_target],</text:p>
      <text:p text:style-name="Preformatted_20_Text"><text:s text:c="24"/>[EventEndpoint(self.event_manager)],</text:p>
      <text:p text:style-name="Preformatted_20_Text"><text:s text:c="24"/>allow_requeue=(cfg.CONF.collector.</text:p>
      <text:p text:style-name="Preformatted_20_Text"><text:s text:c="39"/>requeue_event_on_dispatcher_error),</text:p>
      <text:p text:style-name="Preformatted_20_Text"><text:s text:c="24"/>batch_size=cfg.CONF.collector.batch_size,</text:p>
      <text:p text:style-name="Preformatted_20_Text"><text:s text:c="24"/>batch_timeout=cfg.CONF.collector.batch_timeout))</text:p>
      <text:p text:style-name="Preformatted_20_Text"><text:s text:c="16"/>self.event_listener.start()</text:p>
      <text:p text:style-name="Preformatted_20_Text"/>
      <text:p text:style-name="Preformatted_20_Text"><text:s text:c="11"/></text:p>
      <text:p text:style-name="Preformatted_20_Text"><text:soft-page-break/><text:s text:c="12"/># 如果你不开启<text:span text:style-name="T6">udp端口，那就模拟一个udp端口</text:span></text:p>
      <text:p text:style-name="Preformatted_20_Text"><text:s text:c="12"/>if not cfg.CONF.collector.udp_address:</text:p>
      <text:p text:style-name="Preformatted_20_Text"><text:s text:c="16"/># Add a dummy thread to have wait() working</text:p>
      <text:p text:style-name="Preformatted_20_Text"><text:s text:c="16"/>self.tg.add_timer(604800, lambda: None)</text:p>
      <text:p text:style-name="Standard"/>
      <text:p text:style-name="Standard"/>
      <text:p text:style-name="P1">2. <text:span text:style-name="T7">polling进程compute</text:span></text:p>
      <text:p text:style-name="P1"/>
      <text:p text:style-name="P2">#agent/manager.py/start </text:p>
      <text:p text:style-name="Preformatted_20_Text">def start(self):</text:p>
      <text:p text:style-name="Preformatted_20_Text"><text:s text:c="4"/># 初始化pipeline</text:p>
      <text:p text:style-name="Preformatted_20_Text"><text:s text:c="4"/>self.polling_manager = pipeline.setup_polling()</text:p>
      <text:p text:style-name="Preformatted_20_Text"><text:s text:c="4"/></text:p>
      <text:p text:style-name="P6"><text:s text:c="4"/># 这个还不知道是什么</text:p>
      <text:p text:style-name="Preformatted_20_Text"><text:s text:c="4"/>self.partition_coordinator.start()</text:p>
      <text:p text:style-name="Preformatted_20_Text"/>
      <text:p text:style-name="Preformatted_20_Text"><text:s text:c="4"/>self.join_partitioning_groups()</text:p>
      <text:p text:style-name="Preformatted_20_Text"/>
      <text:p text:style-name="Preformatted_20_Text"><text:s text:c="4"/><text:span text:style-name="T8"># 启动计时器</text:span></text:p>
      <text:p text:style-name="Preformatted_20_Text"><text:s text:c="4"/>self.pollster_timers = self.configure_polling_tasks()</text:p>
      <text:p text:style-name="Preformatted_20_Text"/>
      <text:p text:style-name="Preformatted_20_Text"><text:s text:c="4"/>self.init_pipeline_refresh()</text:p>
      <text:p text:style-name="P1"/>
      <text:p text:style-name="P1"/>
      <text:p text:style-name="P3"># manager下面的poll_and_notify是用来接收然后发送notify的</text:p>
      <text:p text:style-name="P4"><text:span text:style-name="T2">def </text:span><text:span text:style-name="T1">poll_and_notify</text:span>(<text:span text:style-name="T4">self</text:span>):</text:p>
      <text:p text:style-name="P7"><text:s text:c="4"/><text:span text:style-name="T3">"""Polling sample and notify."""</text:span></text:p>
      <text:p text:style-name="P1"/>
      <text:p text:style-name="P9">3.ceilometer的API是启动在apache上的一个mod。</text:p>
      <text:p text:style-name="P10"><text:bookmark text:name="best-content-2163917091"/>__getattr__为内置方法，当使用点号获取实例属性时，如果属性不存在就自动调用__getattr__方法</text:p>
      <text:p text:style-name="Preformatted_20_Text">__setattr__当设置类实例属性时自动调用，如j.name=5 就会调用__setattr__方法 <text:s/>self.[name]=5</text:p>
      <text:p text:style-name="Preformatted_20_Text">因为这个类是从dict继承来的，是dict的超类</text:p>
      <text:p text:style-name="Preformatted_20_Text">所以 self[attr]=value 相当于调用dict的下标方法</text:p>
      <text:p text:style-name="P11">与 a={} <text:s text:c="2"/>; a[attr]=value意思一样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0:06:19.328782595</meta:creation-date>
    <meta:generator>LibreOffice/4.3.7.2$Linux_X86_64 LibreOffice_project/430$Build-2</meta:generator>
    <dc:date>2016-03-04T11:56:59.487004081</dc:date>
    <meta:editing-duration>PT2H5M11S</meta:editing-duration>
    <meta:editing-cycles>10</meta:editing-cycles>
    <meta:document-statistic meta:table-count="0" meta:image-count="0" meta:object-count="0" meta:page-count="2" meta:paragraph-count="76" meta:word-count="433" meta:character-count="3365" meta:non-whitespace-character-count="2383"/>
  </office:meta>
</office:document-meta>
</file>